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52280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05228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052280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05228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fo:font-weight="normal" officeooo:rsid="00139752" officeooo:paragraph-rsid="0005228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05228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fo:font-weight="bold" officeooo:rsid="001324c1" officeooo:paragraph-rsid="00052280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052280"/>
    </style:style>
    <style:style style:name="P10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5228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5228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5228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52280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5228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052280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05228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5e175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normal" officeooo:rsid="00061bcb" officeooo:paragraph-rsid="00061bc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bold" officeooo:rsid="001c7e33" officeooo:paragraph-rsid="00052280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fo:font-style="normal" fo:font-weight="bold" officeooo:rsid="001c7e33" officeooo:paragraph-rsid="00052280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bold" officeooo:rsid="000aa0d9" officeooo:paragraph-rsid="000aa0d9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052280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052280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fo:font-weight="normal" officeooo:rsid="00052280" officeooo:paragraph-rsid="0005228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italic" fo:font-weight="normal" officeooo:rsid="00061bcb" officeooo:paragraph-rsid="00061bcb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italic" fo:font-weight="normal" officeooo:rsid="00052280" officeooo:paragraph-rsid="00052280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italic" fo:font-weight="normal" officeooo:rsid="0009308f" officeooo:paragraph-rsid="0009308f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052280" officeooo:paragraph-rsid="00052280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a933" fo:font-style="italic" fo:font-weight="bold" officeooo:rsid="00137ef6" officeooo:paragraph-rsid="00052280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800080" fo:font-style="italic" fo:font-weight="bold" officeooo:rsid="0009308f" officeooo:paragraph-rsid="0009308f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666666" fo:font-style="italic" fo:font-weight="normal" officeooo:rsid="000aa0d9" officeooo:paragraph-rsid="000aa0d9" style:font-style-asian="italic" style:font-weight-asian="normal" style:font-style-complex="italic" style:font-weight-complex="normal"/>
    </style:style>
    <style:style style:name="T1" style:family="text">
      <style:text-properties fo:color="#000000" fo:font-style="normal" fo:font-weight="normal" officeooo:rsid="002671fb" style:font-style-asian="normal" style:font-weight-asian="normal" style:font-style-complex="normal" style:font-weight-complex="normal"/>
    </style:style>
    <style:style style:name="T2" style:family="text">
      <style:text-properties fo:color="#000000" fo:font-style="normal" fo:font-weight="normal" officeooo:rsid="00052280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005e175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bold" officeooo:rsid="001324c1" style:font-style-asian="normal" style:font-weight-asian="bold" style:font-style-complex="normal" style:font-weight-complex="bold"/>
    </style:style>
    <style:style style:name="T5" style:family="text">
      <style:text-properties fo:color="#000000" fo:font-style="normal" fo:font-weight="bold" officeooo:rsid="00052280" style:font-style-asian="normal" style:font-weight-asian="bold" style:font-style-complex="normal" style:font-weight-complex="bold"/>
    </style:style>
    <style:style style:name="T6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officeooo:rsid="001324c1"/>
    </style:style>
    <style:style style:name="T9" style:family="text">
      <style:text-properties officeooo:rsid="0004f2e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5e175" style:font-weight-asian="bold" style:font-weight-complex="bold"/>
    </style:style>
    <style:style style:name="T12" style:family="text">
      <style:text-properties fo:font-weight="bold" officeooo:rsid="000812e4" style:font-weight-asian="bold" style:font-weight-complex="bold"/>
    </style:style>
    <style:style style:name="T13" style:family="text">
      <style:text-properties officeooo:rsid="00052280"/>
    </style:style>
    <style:style style:name="T14" style:family="text">
      <style:text-properties officeooo:rsid="00139752"/>
    </style:style>
    <style:style style:name="T15" style:family="text">
      <style:text-properties officeooo:rsid="0005e175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05e17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5e175" style:font-style-asian="italic" style:font-style-complex="italic"/>
    </style:style>
    <style:style style:name="T20" style:family="text">
      <style:text-properties fo:font-style="italic" officeooo:rsid="0009308f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61bcb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061bcb" style:font-style-asian="normal" style:font-weight-asian="bold" style:font-style-complex="normal" style:font-weight-complex="bold"/>
    </style:style>
    <style:style style:name="T2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officeooo:rsid="00061bcb" style:font-style-asian="normal" style:font-style-complex="normal"/>
    </style:style>
    <style:style style:name="T27" style:family="text">
      <style:text-properties officeooo:rsid="000812e4"/>
    </style:style>
    <style:style style:name="T28" style:family="text">
      <style:text-properties fo:color="#800080"/>
    </style:style>
    <style:style style:name="T29" style:family="text">
      <style:text-properties fo:color="#800080" fo:font-weight="bold" style:font-weight-asian="bold" style:font-weight-complex="bold"/>
    </style:style>
    <style:style style:name="T30" style:family="text">
      <style:text-properties fo:color="#800080" fo:font-weight="bold" officeooo:rsid="000812e4" style:font-weight-asian="bold" style:font-weight-complex="bold"/>
    </style:style>
    <style:style style:name="T31" style:family="text">
      <style:text-properties fo:color="#800080" fo:font-weight="bold" officeooo:rsid="0009308f" style:font-weight-asian="bold" style:font-weight-complex="bold"/>
    </style:style>
    <style:style style:name="T32" style:family="text">
      <style:text-properties fo:color="#800080" fo:font-style="italic" officeooo:rsid="0009308f" style:font-style-asian="italic" style:font-style-complex="italic"/>
    </style:style>
    <style:style style:name="T33" style:family="text">
      <style:text-properties fo:color="#800080" fo:font-style="italic" fo:font-weight="bold" officeooo:rsid="0009308f" style:font-style-asian="italic" style:font-weight-asian="bold" style:font-style-complex="italic" style:font-weight-complex="bold"/>
    </style:style>
    <style:style style:name="T34" style:family="text">
      <style:text-properties fo:color="#800080" officeooo:rsid="000812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9"><text:span text:style-name="T6">Modulo I</text:span><text:span text:style-name="T7">V</text:span><text:span text:style-name="T6"> – Ciência da Computação</text:span></text:p>
      <text:p text:style-name="P10"/>
      <text:p text:style-name="P10"/>
      <text:p text:style-name="P11">Bloco 3<text:span text:style-name="T13">7</text:span>: <text:span text:style-name="T13">Algoritmos e estrutura de dados</text:span></text:p>
      <text:p text:style-name="P24"/>
      <text:p text:style-name="P2"/>
      <text:p text:style-name="P12"><text:span text:style-name="T9">1)</text:span> <text:span text:style-name="T8">Estrutura de Dados I - Array</text:span><text:span text:style-name="T13">s</text:span></text:p>
      <text:p text:style-name="P29"/>
      <text:p text:style-name="P13"/>
      <text:p text:style-name="P14"><text:span text:style-name="T15">Ti</text:span>po de dado <text:span text:style-name="T15">VS.</text:span> estrutura de dado.</text:p>
      <text:p text:style-name="P28"/>
      <text:p text:style-name="P17"><text:span text:style-name="T16">Tipo de dado:</text:span> conjunto de valores que uma variável ou constante pode assumir.</text:p>
      <text:p text:style-name="P17"><text:span text:style-name="T16">Estrutura de dado (ED / DS): </text:span>coleção tanto de <text:span text:style-name="T10">valores </text:span>quanto de <text:span text:style-name="T10">operações</text:span>. I<text:span text:style-name="T13">mplementações de tipos abstratos de dados. </text:span></text:p>
      <text:p text:style-name="P16"><text:span text:style-name="T16">Tipos abstratos de dados (TAD / </text:span><text:span text:style-name="T17">ADT</text:span><text:span text:style-name="T16">):</text:span> forma de <text:span text:style-name="T10">classificar estruturas de dados</text:span> com base em <text:span text:style-name="T11">usos</text:span><text:span text:style-name="T10"> e comportamentos</text:span> que fornecem. Eles não especificam como a estrutura de dados deve ser implementada, mas simplesmente fornecem uma interface mínima esperada e um conjunto de comportamentos.<text:span text:style-name="T18"> </text:span><text:span text:style-name="T19">(Lembra classes abstratas e interface de OO).</text:span></text:p>
      <text:p text:style-name="P16"/>
      <text:p text:style-name="P16"/>
      <text:p text:style-name="P14">Por que arrays?</text:p>
      <text:p text:style-name="P2"><text:span text:style-name="T21"/></text:p>
      <text:p text:style-name="P2"><text:span text:style-name="T21">Array é um</text:span><text:span text:style-name="T23"> </text:span><text:span text:style-name="T24">TAD que</text:span><text:span text:style-name="T23"> possui uma coleção de elementos que são acessados através do índice</text:span><text:span text:style-name="T21">.</text:span></text:p>
      <text:p text:style-name="P2"><text:span text:style-name="T21"/></text:p>
      <text:p text:style-name="P2"><text:span text:style-name="T25"><text:s/></text:span><text:span text:style-name="T26">I</text:span><text:span text:style-name="T25">mplementação estática </text:span><text:span text:style-name="T26">VS. dinâmica: </text:span><text:span text:style-name="T21">define um valor fixo de tamanho e não pode ser modificada durante a execução do programa </text:span><text:span text:style-name="T22">/ </text:span><text:span text:style-name="T21">permite que cresça à medida que </text:span><text:span text:style-name="T22">e</text:span><text:span text:style-name="T21">lementos são inseridos.</text:span></text:p>
      <text:p text:style-name="P16"/>
      <text:p text:style-name="P16"/>
      <text:p text:style-name="P16"/>
      <text:p text:style-name="P14">Entendendo a estrutura</text:p>
      <text:p text:style-name="P14"/>
      <text:p text:style-name="P18">Falando aqui da ED Array (ou seja implementação do TAD).</text:p>
      <text:p text:style-name="P18"/>
      <text:p text:style-name="P18">Entender<text:span text:style-name="T10"> como cresce</text:span>:</text:p>
      <text:p text:style-name="P18"><text:span text:style-name="T18">“Quando há um crescimento, um novo endereço na memória é reservado para um nova lista. <text:s/>Em seguida, os elementos são copiados da lista original para a nova, o novo elemento é adicionado já nesse espaço de memória”</text:span> e finalmente <text:span text:style-name="T18">“o nome original é atribuído a nova lista”.</text:span></text:p>
      <text:p text:style-name="P18"/>
      <text:p text:style-name="P18">Como<text:span text:style-name="T10"> elemento é adicionado segundo o posicionamento</text:span>:</text:p>
      <text:p text:style-name="P25">“Quando adicionamos em uma posição intermediária, todos os elementos com índices posteriores ao inserido serão movidos em uma posição.”<text:span text:style-name="T21"> Indice +1. O mesmo acontece removindo.</text:span></text:p>
      <text:p text:style-name="P18"/>
      <text:p text:style-name="P16"/>
      <text:p text:style-name="P14">Arrays multidimensionais</text:p>
      <text:p text:style-name="P14"/>
      <text:p text:style-name="P16"><text:span text:style-name="T27">P</text:span>ode ser útil para modelagens de matrizes, tabuleiros em jogos, tabela<text:span text:style-name="T27">s</text:span> de dados.</text:p>
      <text:p text:style-name="P16"/>
      <text:p text:style-name="P16"/>
      <text:p text:style-name="P16"/>
      <text:p text:style-name="P16"/>
      <text:p text:style-name="P14"><text:soft-page-break/>Arrays no Pythonverso</text:p>
      <text:p text:style-name="P7"/>
      <text:p text:style-name="P16"><text:span text:style-name="T29">→</text:span><text:span text:style-name="T30"> Module </text:span><text:a xlink:type="simple" xlink:href="https://docs.python.org/3/library/array.html" text:style-name="Internet_20_link" text:visited-style-name="Visited_20_Internet_20_Link">array</text:a><text:span text:style-name="T30"> – </text:span><text:span text:style-name="T31">vem na linguagem Python</text:span></text:p>
      <text:p text:style-name="P16"/>
      <text:p text:style-name="P26">import sys</text:p>
      <text:p text:style-name="P26">from array import array</text:p>
      <text:p text:style-name="P26"/>
      <text:p text:style-name="P26"># define um array vazio de inteiros sem sinal</text:p>
      <text:p text:style-name="P26">myarray = array("I")</text:p>
      <text:p text:style-name="P26"/>
      <text:p text:style-name="P26"># podemos adicionar alguns valores</text:p>
      <text:p text:style-name="P26">myarray.insert(0, 5) <text:s/># na posição 0 o valor 5</text:p>
      <text:p text:style-name="P26">myarray.insert(1, 3)</text:p>
      <text:p text:style-name="P26">myarray.insert(2, 5)</text:p>
      <text:p text:style-name="P26">print("Após adicionar alguns valores: ", myarray)</text:p>
      <text:p text:style-name="P26"/>
      <text:p text:style-name="P26"># adicionar em uma posição intermediária</text:p>
      <text:p text:style-name="P26">myarray.insert(1, 4)</text:p>
      <text:p text:style-name="P26">print("Após inserção em índice intermediário: ", myarray)</text:p>
      <text:p text:style-name="P26"/>
      <text:p text:style-name="P26"># remover um valor através do índice</text:p>
      <text:p text:style-name="P26">myarray.pop(0)</text:p>
      <text:p text:style-name="P26">print("Após remover um valor:", myarray)</text:p>
      <text:p text:style-name="P26"/>
      <text:p text:style-name="P26"># compare o tamanho entre ua lista e um array</text:p>
      <text:p text:style-name="P26">elements = list(range(100)) # definimos uma lista de 100 números</text:p>
      <text:p text:style-name="P26">print("Tamanho da lista:", sys.getsizeof(elements))</text:p>
      <text:p text:style-name="P26">print("Tamanho do array", sys.getsizeof(array("I", elements)))</text:p>
      <text:p text:style-name="P16"/>
      <text:p text:style-name="P16"/>
      <text:p text:style-name="P16"><text:span text:style-name="T29">→</text:span><text:span text:style-name="T30"> Module </text:span><text:a xlink:type="simple" xlink:href="https://numpy.org/" text:style-name="Internet_20_link" text:visited-style-name="Visited_20_Internet_20_Link">numpy</text:a><text:span text:style-name="T30"> para n-dimensional - </text:span><text:span text:style-name="T33">python3 -m pip install numpy</text:span></text:p>
      <text:p text:style-name="P31">Usado para analisar dados (Pandas) e machine learning (scikit-learn)</text:p>
      <text:p text:style-name="P30"/>
      <text:p text:style-name="P27">import numpy as np</text:p>
      <text:p text:style-name="P27"/>
      <text:p text:style-name="P27"># define um array vazio de inteiros</text:p>
      <text:p text:style-name="P27">myarray = np.array([], dtype=int)</text:p>
      <text:p text:style-name="P27"/>
      <text:p text:style-name="P27"># podemos adicionar alguns valores</text:p>
      <text:p text:style-name="P27">myarray = np.insert(myarray, 0, 5) <text:s/># na posição 0 o valor 5</text:p>
      <text:p text:style-name="P27">myarray = np.insert(myarray, 1, 3)</text:p>
      <text:p text:style-name="P27">myarray = np.insert(myarray, 2, 5)</text:p>
      <text:p text:style-name="P27">print("Após adicionar alguns valores: ", myarray)</text:p>
      <text:p text:style-name="P27"/>
      <text:p text:style-name="P27"># adicionar em uma posição intermediária</text:p>
      <text:p text:style-name="P27">myarray = np.insert(myarray, 1, 4)</text:p>
      <text:p text:style-name="P27">print("Após inserção em índice intermediário: ", myarray)</text:p>
      <text:p text:style-name="P27"/>
      <text:p text:style-name="P27"># remover um valor através do índice</text:p>
      <text:p text:style-name="P27">myarray = np.delete(myarray, 0)</text:p>
      <text:p text:style-name="P27">print("Após remover um valor:", myarray)</text:p>
      <text:p text:style-name="P21"/>
      <text:p text:style-name="P6"><text:soft-page-break/>Dicas diversas</text:p>
      <text:p text:style-name="P8"/>
      <text:p text:style-name="P15"><text:span text:style-name="T4">→ </text:span><text:span text:style-name="T5">Bla</text:span></text:p>
      <text:p text:style-name="P3"/>
      <text:p text:style-name="P15"><text:span text:style-name="T1">→ </text:span><text:span text:style-name="T3">E</text:span><text:span text:style-name="T2">m python não existem tipos primitivos, tudo é objeto.</text:span></text:p>
      <text:p text:style-name="P20">------------------------------------------------------------------------------------------------------------------------</text:p>
      <text:p text:style-name="P20"/>
      <text:p text:style-name="P12"><text:span text:style-name="T13">2</text:span><text:span text:style-name="T9">)</text:span> <text:span text:style-name="T13">Estrutura de Dados II - Complexidade de Algoritmos</text:span></text:p>
      <text:p text:style-name="P12"/>
      <text:p text:style-name="P13"/>
      <text:p text:style-name="P14">Complexidade de tempo e de espaço</text:p>
      <text:p text:style-name="P14"/>
      <text:p text:style-name="P16">Bla</text:p>
      <text:p text:style-name="P16"/>
      <text:p text:style-name="P14">Complexidade quadrática</text:p>
      <text:p text:style-name="P14"/>
      <text:p text:style-name="P16">Bla</text:p>
      <text:p text:style-name="P16"/>
      <text:p text:style-name="P14">Comparando complexidades</text:p>
      <text:p text:style-name="P14"/>
      <text:p text:style-name="P16">Bla</text:p>
      <text:p text:style-name="P16"/>
      <text:p text:style-name="P14">Complexidade logarítmica</text:p>
      <text:p text:style-name="P14"/>
      <text:p text:style-name="P16">Bla</text:p>
      <text:p text:style-name="P16"/>
      <text:p text:style-name="P14">Complexidade exponencial e fatorial</text:p>
      <text:p text:style-name="P14"/>
      <text:p text:style-name="P16">Bla</text:p>
      <text:p text:style-name="P16"/>
      <text:p text:style-name="P14">Analisando algoritmos com várias estruturas de repetição</text:p>
      <text:p text:style-name="P14"/>
      <text:p text:style-name="P16">Bla</text:p>
      <text:p text:style-name="P16"/>
      <text:p text:style-name="P14">Melhor caso, pior caso e caso médio</text:p>
      <text:p text:style-name="P14"/>
      <text:p text:style-name="P16">Bla</text:p>
      <text:p text:style-name="P16"/>
      <text:p text:style-name="P14">Em suma</text:p>
      <text:p text:style-name="P14"/>
      <text:p text:style-name="P16">Bla</text:p>
      <text:p text:style-name="P19"/>
      <text:p text:style-name="P19"/>
      <text:p text:style-name="P6">Dicas diversas</text:p>
      <text:p text:style-name="P8"/>
      <text:p text:style-name="P15"><text:span text:style-name="T4">→ </text:span><text:span text:style-name="T5">Bla</text:span></text:p>
      <text:p text:style-name="P3"/>
      <text:p text:style-name="P15"><text:span text:style-name="T1">→ </text:span><text:span text:style-name="T2">Bla</text:span></text:p>
      <text:p text:style-name="P20">------------------------------------------------------------------------------------------------------------------------</text:p>
      <text:p text:style-name="P20"/>
      <text:p text:style-name="P12"><text:span text:style-name="T13">3</text:span><text:span text:style-name="T9">)</text:span> Recursividade e Estratégias para solução de problem<text:span text:style-name="T13">as</text:span></text:p>
      <text:p text:style-name="P12"/>
      <text:p text:style-name="P13"><text:soft-page-break/></text:p>
      <text:p text:style-name="P14">Recursividade</text:p>
      <text:p text:style-name="P14"/>
      <text:p text:style-name="P16">Bla</text:p>
      <text:p text:style-name="P16"/>
      <text:p text:style-name="P14">Análise de algoritmos recursivos</text:p>
      <text:p text:style-name="P14"/>
      <text:p text:style-name="P16">Bla</text:p>
      <text:p text:style-name="P16"/>
      <text:p text:style-name="P14">Principais cuidados ao usar recursão</text:p>
      <text:p text:style-name="P14"/>
      <text:p text:style-name="P16">Bla</text:p>
      <text:p text:style-name="P16"/>
      <text:p text:style-name="P14">Estratégias para solução de problemas</text:p>
      <text:p text:style-name="P14"/>
      <text:p text:style-name="P16">Bla</text:p>
      <text:p text:style-name="P16"/>
      <text:p text:style-name="P19"/>
      <text:p text:style-name="P6">Dicas diversas</text:p>
      <text:p text:style-name="P8"/>
      <text:p text:style-name="P15"><text:span text:style-name="T4">→ </text:span><text:span text:style-name="T5">Bla</text:span></text:p>
      <text:p text:style-name="P3"/>
      <text:p text:style-name="P15"><text:span text:style-name="T1">→ </text:span><text:span text:style-name="T2">Bla</text:span></text:p>
      <text:p text:style-name="P20">------------------------------------------------------------------------------------------------------------------------</text:p>
      <text:p text:style-name="P20"/>
      <text:p text:style-name="P12"><text:span text:style-name="T13">4</text:span><text:span text:style-name="T9">)</text:span> Algoritmos de ordenação e busca</text:p>
      <text:p text:style-name="P12"/>
      <text:p text:style-name="P13"/>
      <text:p text:style-name="P14">Algoritmos de Ordenação</text:p>
      <text:p text:style-name="P14"/>
      <text:p text:style-name="P16">Bla</text:p>
      <text:p text:style-name="P16"/>
      <text:p text:style-name="P14">Algoritmos de Busca</text:p>
      <text:p text:style-name="P14"/>
      <text:p text:style-name="P16">Bla</text:p>
      <text:p text:style-name="P19"/>
      <text:p text:style-name="P6">Dicas diversas</text:p>
      <text:p text:style-name="P8"/>
      <text:p text:style-name="P15"><text:span text:style-name="T4">→ </text:span><text:span text:style-name="T5">Bla</text:span></text:p>
      <text:p text:style-name="P3"/>
      <text:p text:style-name="P15"><text:span text:style-name="T1">→ </text:span><text:span text:style-name="T2">Bla</text:span></text:p>
      <text:p text:style-name="P20">------------------------------------------------------------------------------------------------------------------------</text:p>
      <text:p text:style-name="P20"/>
      <text:p text:style-name="P12"><text:span text:style-name="T14">4</text:span><text:span text:style-name="T9">)</text:span> Projeto - <text:span text:style-name="T13">Algoritmos</text:span></text:p>
      <text:p text:style-name="P12"/>
      <text:p text:style-name="P5">Dicas diversas do projeto</text:p>
      <text:p text:style-name="P4"/>
      <text:p text:style-name="P3"/>
      <text:p text:style-name="P20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8:54:20.388613080</meta:creation-date>
    <dc:date>2021-04-06T16:08:06.354786052</dc:date>
    <meta:editing-duration>PT52M39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4" meta:paragraph-count="106" meta:word-count="615" meta:character-count="4461" meta:non-whitespace-character-count="3945"/>
  </office:meta>
</office:document-meta>
</file>